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661" officeooo:paragraph-rsid="001c1661"/>
    </style:style>
    <style:style style:name="P2" style:family="paragraph" style:parent-style-name="Standard">
      <style:text-properties officeooo:rsid="001ddc36" officeooo:paragraph-rsid="001dd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ebungsblatt 6b)</text:p>
      <text:p text:style-name="P1">1. - PKW und Motorrad erben von Kraftfahrzeug erkennbar an nicht ausgefuelltem Pfeil</text:p>
      <text:p text:style-name="P1">- das Zustandsdiagramm bezieht sich auf den PKW, erkennbar an dem “class PKW” oben in der Ecke und den schwarzen Kantenverbindungen zu der Klassendiagrammsrepraesentation der PKW Klasse</text:p>
      <text:p text:style-name="P1"/>
      <text:p text:style-name="P2">2a)</text:p>
      <text:p text:style-name="P2">Es gibt eine Verzweigung zwischen Cancel gewaehlt, Fahrkarte gewaehlt und after (Timeout)</text:p>
      <text:p text:style-name="P2">b) Weil im Zustand nichts gemacht werden muss ausser zu warten</text:p>
      <text:p text:style-name="P2">c) Ausloeser koennten sein:</text:p>
      <text:p text:style-name="P2">- Methodenaufruf</text:p>
      <text:p text:style-name="P2">- Aenderung im Programm zum Beispiel Variabel</text:p>
      <text:p text:style-name="P2">- Signale zum Beispiel Benutzer drueckt Button</text:p>
      <text:p text:style-name="P2">Konnten von Benutzer oder anderer Software ausgeloest werde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0:37:13.653553666</meta:creation-date>
    <dc:date>2024-06-06T01:27:15.654521587</dc:date>
    <meta:editing-duration>PT29M4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94" meta:character-count="633" meta:non-whitespace-character-count="550"/>
  </office:meta>
</office:document-meta>
</file>